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0febb4"/>
    </style:style>
    <style:style style:name="P2" style:family="paragraph" style:parent-style-name="Standard">
      <style:paragraph-properties fo:text-align="start" style:justify-single-word="false" style:writing-mode="lr-tb"/>
      <style:text-properties officeooo:paragraph-rsid="0012b1ec"/>
    </style:style>
    <style:style style:name="P3" style:family="paragraph" style:parent-style-name="Standard">
      <style:paragraph-properties fo:text-align="start" style:justify-single-word="false" style:writing-mode="lr-tb"/>
      <style:text-properties officeooo:paragraph-rsid="0012e5a0"/>
    </style:style>
    <style:style style:name="P4" style:family="paragraph" style:parent-style-name="Standard">
      <style:paragraph-properties fo:text-align="start" style:justify-single-word="false" style:writing-mode="lr-tb"/>
      <style:text-properties officeooo:paragraph-rsid="001310ba"/>
    </style:style>
    <style:style style:name="P5" style:family="paragraph" style:parent-style-name="Standard">
      <style:paragraph-properties fo:text-align="start" style:justify-single-word="false" style:writing-mode="lr-tb"/>
      <style:text-properties style:text-underline-style="none" officeooo:paragraph-rsid="000febb4"/>
    </style:style>
    <style:style style:name="P6" style:family="paragraph" style:parent-style-name="Standard">
      <style:paragraph-properties fo:text-align="start" style:justify-single-word="false" style:writing-mode="lr-tb"/>
      <style:text-properties style:text-underline-style="none" officeooo:rsid="0012b1ec" officeooo:paragraph-rsid="0012b1ec"/>
    </style:style>
    <style:style style:name="P7" style:family="paragraph" style:parent-style-name="Standard">
      <style:paragraph-properties fo:text-align="start" style:justify-single-word="false" style:writing-mode="lr-tb"/>
      <style:text-properties style:text-underline-style="none" officeooo:rsid="0012b1ec" officeooo:paragraph-rsid="0012e5a0"/>
    </style:style>
    <style:style style:name="P8" style:family="paragraph" style:parent-style-name="Standard">
      <style:paragraph-properties fo:text-align="start" style:justify-single-word="false" style:writing-mode="lr-tb"/>
      <style:text-properties style:text-underline-style="none" officeooo:rsid="0012e5a0" officeooo:paragraph-rsid="0012e5a0"/>
    </style:style>
    <style:style style:name="P9" style:family="paragraph" style:parent-style-name="Standard">
      <style:paragraph-properties fo:text-align="start" style:justify-single-word="false" style:writing-mode="lr-tb"/>
      <style:text-properties style:text-underline-style="none" officeooo:rsid="001310ba" officeooo:paragraph-rsid="001310ba"/>
    </style:style>
    <style:style style:name="P10" style:family="paragraph" style:parent-style-name="Standard">
      <style:paragraph-properties fo:text-align="start" style:justify-single-word="false" style:writing-mode="lr-tb"/>
      <style:text-properties style:text-underline-style="solid" style:text-underline-width="auto" style:text-underline-color="font-color" officeooo:paragraph-rsid="000febb4"/>
    </style:style>
    <style:style style:name="P11" style:family="paragraph" style:parent-style-name="Standard">
      <style:paragraph-properties fo:text-align="start" style:justify-single-word="false" style:writing-mode="lr-tb"/>
      <style:text-properties style:text-underline-style="solid" style:text-underline-width="auto" style:text-underline-color="font-color" officeooo:rsid="0012e5a0" officeooo:paragraph-rsid="0012e5a0"/>
    </style:style>
    <style:style style:name="P12" style:family="paragraph" style:parent-style-name="Standard">
      <style:paragraph-properties fo:text-align="start" style:justify-single-word="false" style:writing-mode="lr-tb"/>
      <style:text-properties style:text-underline-style="solid" style:text-underline-width="auto" style:text-underline-color="font-color" officeooo:rsid="001310ba" officeooo:paragraph-rsid="001310ba"/>
    </style:style>
    <style:style style:name="P13" style:family="paragraph" style:parent-style-name="Standard">
      <style:paragraph-properties fo:text-align="start" style:justify-single-word="false" style:writing-mode="lr-tb"/>
      <style:text-properties officeooo:rsid="0012b1ec" officeooo:paragraph-rsid="0012b1ec"/>
    </style:style>
    <style:style style:name="P14" style:family="paragraph" style:parent-style-name="Standard" style:master-page-name="Standard">
      <style:paragraph-properties fo:text-align="start" style:justify-single-word="false" style:page-number="auto" style:writing-mode="lr-tb"/>
      <style:text-properties officeooo:paragraph-rsid="000febb4"/>
    </style:style>
    <style:style style:name="T1" style:family="text">
      <style:text-properties style:text-underline-style="none"/>
    </style:style>
    <style:style style:name="T2" style:family="text">
      <style:text-properties style:text-underline-style="none" officeooo:rsid="000febb4"/>
    </style:style>
    <style:style style:name="T3" style:family="text">
      <style:text-properties style:text-underline-style="none" officeooo:rsid="0010e856"/>
    </style:style>
    <style:style style:name="T4" style:family="text">
      <style:text-properties style:text-underline-style="none" officeooo:rsid="0012b1ec"/>
    </style:style>
    <style:style style:name="T5" style:family="text">
      <style:text-properties style:text-underline-style="none" officeooo:rsid="0012e5a0"/>
    </style:style>
    <style:style style:name="T6" style:family="text">
      <style:text-properties style:text-underline-style="none" officeooo:rsid="001310ba"/>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2e5a0"/>
    </style:style>
    <style:style style:name="T9" style:family="text">
      <style:text-properties style:text-underline-style="solid" style:text-underline-width="auto" style:text-underline-color="font-color" officeooo:rsid="001310ba"/>
    </style:style>
    <style:style style:name="T10" style:family="text">
      <style:text-properties officeooo:rsid="000febb4"/>
    </style:style>
    <style:style style:name="T11" style:family="text">
      <style:text-properties officeooo:rsid="0012e5a0"/>
    </style:style>
    <style:style style:name="T12" style:family="text">
      <style:text-properties officeooo:rsid="001310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ste manual de usuario esta organizado de acuerdo a las diferentes funcionalidades que va a prestar la aplicación <text:span text:style-name="T10">bookshop</text:span> desplegada con heroku para los usuarios sin autentificar <text:span text:style-name="T10">y</text:span> autentificados.</text:p>
      <text:p text:style-name="P1"/>
      <text:p text:style-name="P1"><text:span text:style-name="T7">Acceso a una pantalla inicial para todos los usuarios sin autentificar.</text:span></text:p>
      <text:p text:style-name="P5"/>
      <text:p text:style-name="P2"><text:span text:style-name="T1">Cualquier usuario que no se haya autentificado podrá acceder a partir de la url “</text:span><text:span text:style-name="T2">bookshop</text:span><text:span text:style-name="T1">.herokuapp.com” </text:span><text:span text:style-name="T4">donde se mostrarán los diferentes libros junto a su imagen, titulo y precio, un enlace de</text:span><text:span text:style-name="T1"> “Log-In” </text:span><text:span text:style-name="T4">y un enlace de “Sign-Up”.</text:span></text:p>
      <text:p text:style-name="P5"/>
      <text:p text:style-name="P1"><text:span text:style-name="T7">Logueo de usuario sin autentificar</text:span></text:p>
      <text:p text:style-name="P10"/>
      <text:p text:style-name="P1"><text:span text:style-name="T1">Desde </text:span><text:span text:style-name="T4">cualquier pantalla</text:span><text:span text:style-name="T1"> si un usuario sin autentificar pincha en el enlace “Log-In” se le redigirá a una pantalla para su logueo. En esta pantalla se mostrarán dos campos, “username” y “password”, los cuales si la información rellenada por el usuario tras pinchar en el botón “submit” se corresponden con la de un usuario registrado disponible en la base de datos será redirigido </text:span><text:span text:style-name="T3">a la pantalla in</text:span><text:span text:style-name="T4">i</text:span><text:span text:style-name="T3">cial </text:span><text:span text:style-name="T1">para usuarios autentificados, si los datos por el contrario son incorrectos se le mostrará un mensaje indicando que l</text:span><text:span text:style-name="T3">os datos introducidos son incorrectos</text:span><text:span text:style-name="T1">.</text:span></text:p>
      <text:p text:style-name="P5"/>
      <text:p text:style-name="P1"><text:span text:style-name="T7">Acceso a una pantalla inicial para todos los usuarios autentificados.</text:span></text:p>
      <text:p text:style-name="P10"/>
      <text:p text:style-name="P1"><text:span text:style-name="T1">Todos los usuarios autentificados, tras hacer un “loguin” </text:span><text:span text:style-name="T4">s</text:span><text:span text:style-name="T1">erán redirigidos </text:span><text:span text:style-name="T4">la</text:span><text:span text:style-name="T1"> pantalla </text:span><text:span text:style-name="T4">inicial</text:span><text:span text:style-name="T1"> donde se </text:span><text:span text:style-name="T4">les mostrará un enlace “Log-Out” otro enlace con el carrito de la compra que contendrá como nombre el numero de libros en el carrito y el precio total de estos</text:span></text:p>
      <text:p text:style-name="P5"/>
      <text:p text:style-name="P1"><text:span text:style-name="T7">Logout de usuario autentificado</text:span></text:p>
      <text:p text:style-name="P10"/>
      <text:p text:style-name="P1"><text:span text:style-name="T1">Los usuarios autentificados tendrán acceso </text:span><text:span text:style-name="T4">desde cualquier pantalla </text:span><text:span text:style-name="T1">a un enlace “Logout” a partir del cual si lo pinchan finalizarán su sesión de usuario y serán redirigidos a la pantalla inicial como un usuario sin autentificar</text:span></text:p>
      <text:p text:style-name="P5"/>
      <text:p text:style-name="P13"><text:span text:style-name="T7">Acceso datos de un libro para usuarios sin autentificar:</text:span></text:p>
      <text:p text:style-name="P6"/>
      <text:p text:style-name="P2"><text:span text:style-name="T4">Dado un usuario que no se ha autentificado, desde la pantalla inicial si selecciona uno de los libros se le redirigirá a una nueva ventana donde se le muestre el titulo del libro, su imagen, autor, precio, </text:span><text:span text:style-name="T5">su score y las reviews acerca de este libro junto al usuario y fecha en que la hizo.</text:span></text:p>
      <text:p text:style-name="P1"><text:span text:style-name="T1"/></text:p>
      <text:p text:style-name="P7"><text:span text:style-name="T7">Acceso datos de un libro para usuarios autentifica</text:span><text:span text:style-name="T8">dos</text:span><text:span text:style-name="T7">:</text:span></text:p>
      <text:p text:style-name="P7"/>
      <text:p text:style-name="P7">Dado un usuario que <text:s/>se ha autentificado, desde la pantalla inicial si selecciona uno de los libros se le redirigirá a una nueva ventana donde se le muestre el titulo del libro, su imagen, autor, precio, <text:span text:style-name="T11">su score y las reviews acerca de este libro junto al usuario y fecha en que la hizo. Por otra parte se mostrará junto al libro un botón junto a una caja con lo que se podrá añadir libros al carrito del usuario.</text:span></text:p>
      <text:p text:style-name="P7"/>
      <text:p text:style-name="P11">Añadir libros al carrito para usuarios autentificados:</text:p>
      <text:p text:style-name="P11"/>
      <text:p text:style-name="P8">Dado un usuario autentificado, una vez ha seleccionado un libro y se le ha redirigido a la ventana de informacion de ese libro desde una caja selecionando la cantidad que deseé y pinchando el botón “Add to cart” se añadirán los el libro del que se muestra la descripción para tantos ejemplares como haya seleccionado en la caja y se le redirigirá al usuario a la pantalla con la informacion de su carrito.</text:p>
      <text:p text:style-name="P8"/>
      <text:p text:style-name="P11"><text:soft-page-break/>Acceso a la pantalla del carrito para usuarios autentificados:</text:p>
      <text:p text:style-name="P11"/>
      <text:p text:style-name="P8">Cualquier usuario autentificado desde cualquier ventana tendrá un enlace en la parte superior que si lo selecciona se le redirigirá a una pantalla donde se le muestre la información acerca de su carrito. Es decir se le mostrará cada libro que desea comprar junto a su titulo, numero de ejemplares, precio para el total de ejemplares del libro en cuestión y precio total de todos los ejemplares de todos los libros. Junto a cada libro un enlace “Remove” y para toda la pagina dos enlaces “Check Out” y “Continue Shopping” el último el cual en caso de pincharese redirige a la ventana inicial manteniendo los libros y ejemplares del carrito para el usuario en cuestión.</text:p>
      <text:p text:style-name="P8"/>
      <text:p text:style-name="P3"><text:span text:style-name="T9">Eliminar libros </text:span><text:span text:style-name="T8">del carrito para usuarios autentificados:</text:span></text:p>
      <text:p text:style-name="P3"><text:span text:style-name="T8"/></text:p>
      <text:p text:style-name="P9">Cualquier usuario autentificado, desde la pantalla del carrito podrá eliminar uno de los libros de su carrito junto a todos los ejemplares para este seleccionando el botón “Remove” que se encuentra junto al libro, y se le redirigirá a la pantalla del carrito.</text:p>
      <text:p text:style-name="P9"/>
      <text:p text:style-name="P12">Check Out para usuarios autentificados:</text:p>
      <text:p text:style-name="P12"/>
      <text:p text:style-name="P4"><text:span text:style-name="T6">Cualquier usuario autentificado desde la ventana del carrito si desea finalizar su compra accediendo al botón “Check Out” se le redirigirá a una ventana donde deberá rellenar su nombre, apellido, email, address, postal code y ciudad. Tras esto deberá presionar el botón “place order” y se le redirigirá a una ventana donde se le indicará si su compra fue aceptada y el id del pedid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4:44:45.511977253</meta:creation-date>
    <dc:date>2021-11-22T15:18:11.476081250</dc:date>
    <meta:editing-duration>PT12M34S</meta:editing-duration>
    <meta:editing-cycles>4</meta:editing-cycles>
    <meta:generator>LibreOffice/6.4.7.2$Linux_X86_64 LibreOffice_project/40$Build-2</meta:generator>
    <meta:document-statistic meta:table-count="0" meta:image-count="0" meta:object-count="0" meta:page-count="2" meta:paragraph-count="21" meta:word-count="742" meta:character-count="4421" meta:non-whitespace-character-count="3699"/>
  </office:meta>
</office:document-meta>
</file>